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6f9c4" officeooo:paragraph-rsid="0006f9c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ed1c24" fo:font-size="18pt" officeooo:rsid="0006f9c4" officeooo:paragraph-rsid="0006f9c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72bf44" fo:font-size="28pt" officeooo:rsid="0006f9c4" officeooo:paragraph-rsid="0006f9c4" style:font-size-asian="28pt" style:font-size-complex="28pt"/>
    </style:style>
    <style:style style:name="T1" style:family="text">
      <style:text-properties fo:color="#ce181e"/>
    </style:style>
    <style:style style:name="T2" style:family="text">
      <style:text-properties fo:color="#000000"/>
    </style:style>
    <style:style style:name="T3" style:family="text">
      <style:text-properties fo:color="#ed1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buntu linux commands history</text:p>
      <text:p text:style-name="P1"><text:s text:c="4"/>2 <text:s/>hisory</text:p>
      <text:p text:style-name="P1"><text:s text:c="4"/>3 <text:s/><text:span text:style-name="T1">sudo apt-get update</text:span></text:p>
      <text:p text:style-name="P1"><text:s text:c="4"/>4 <text:s/><text:span text:style-name="T1">sudo apt-get upgrade</text:span></text:p>
      <text:p text:style-name="P1"><text:s text:c="4"/>5 <text:s/><text:span text:style-name="T1">sudo apt-get update</text:span></text:p>
      <text:p text:style-name="P1"><text:s text:c="4"/>6 <text:s/><text:span text:style-name="T1">sudo apt-get install minicom -s</text:span></text:p>
      <text:p text:style-name="P1"><text:s text:c="4"/>7 <text:s/><text:span text:style-name="T1">sudo apt-get install gparted</text:span></text:p>
      <text:p text:style-name="P1"><text:s text:c="4"/>8 <text:span text:style-name="T2"><text:s/>sudo apt-get install git clone</text:span></text:p>
      <text:p text:style-name="P1"><text:s text:c="4"/>9 <text:s/><text:span text:style-name="T1">sudo apt-get install gitclone</text:span></text:p>
      <text:p text:style-name="P1"><text:s text:c="3"/>10 <text:span text:style-name="T3"><text:s/>sudo apt-get install vim</text:span></text:p>
      <text:p text:style-name="P1"><text:s text:c="3"/>11 <text:s/><text:span text:style-name="T3">rm -rf vim</text:span></text:p>
      <text:p text:style-name="P1"><text:s text:c="3"/>12 <text:s/>rm vim</text:p>
      <text:p text:style-name="P1"><text:s text:c="3"/>13 <text:s/><text:span text:style-name="T3">man vim</text:span></text:p>
      <text:p text:style-name="P1"><text:s text:c="3"/>14 <text:s/>ls</text:p>
      <text:p text:style-name="P1"><text:s text:c="3"/>15 <text:s/><text:span text:style-name="T3">cd workspace/</text:span></text:p>
      <text:p text:style-name="P1"><text:s text:c="3"/>16 <text:s/><text:span text:style-name="T3">ls</text:span></text:p>
      <text:p text:style-name="P1"><text:s text:c="3"/>17 <text:s/><text:span text:style-name="T3">cd linux_kernal/</text:span></text:p>
      <text:p text:style-name="P1"><text:s text:c="3"/>18 <text:s/>ls</text:p>
      <text:p text:style-name="P1"><text:s text:c="3"/>19 <text:s/><text:span text:style-name="T3">cd ~</text:span></text:p>
      <text:p text:style-name="P1"><text:s text:c="3"/>20 <text:s/><text:span text:style-name="T3">sudo apt-get --purge remove vim</text:span></text:p>
      <text:p text:style-name="P1"><text:s text:c="3"/>21 <text:s/><text:span text:style-name="T3">sudo apt-get install vim</text:span></text:p>
      <text:p text:style-name="P1"><text:s text:c="3"/>22 <text:s/><text:span text:style-name="T3">cd workspace/</text:span></text:p>
      <text:p text:style-name="P1"><text:s text:c="3"/>23 <text:s/>ls</text:p>
      <text:p text:style-name="P1"><text:s text:c="3"/>24 <text:s/><text:span text:style-name="T3">mkdir toolchain</text:span></text:p>
      <text:p text:style-name="P1"><text:s text:c="3"/>25 <text:s/><text:span text:style-name="T3">cd toolchain/</text:span></text:p>
      <text:p text:style-name="P1"><text:s text:c="3"/>26 <text:s/>unzip RB-Toolchain.20.0.0.zip</text:p>
      <text:p text:style-name="P1"><text:s text:c="3"/>27 <text:s/>history</text:p>
      <text:p text:style-name="P1"><text:s text:c="3"/>28 <text:s/>cd ..</text:p>
      <text:p text:style-name="P1"><text:s text:c="3"/>29 <text:s/>sudo chmod +x elinux_pkg.sh</text:p>
      <text:p text:style-name="P1"><text:s text:c="3"/>30 <text:s/>cd toolchain/</text:p>
      <text:p text:style-name="P1"><text:s text:c="3"/>31 <text:s/>ls</text:p>
      <text:p text:style-name="P1"><text:s text:c="3"/>32 <text:s/>arm</text:p>
      <text:p text:style-name="P1"><text:s text:c="3"/>33 <text:s/>cd ~</text:p>
      <text:p text:style-name="P1"><text:s text:c="3"/>34 <text:s/>vim as</text:p>
      <text:p text:style-name="P1"><text:soft-page-break/><text:s text:c="3"/>35 <text:s/>ls</text:p>
      <text:p text:style-name="P1"><text:s text:c="3"/>36 <text:s/><text:span text:style-name="T3">cd workspace/</text:span></text:p>
      <text:p text:style-name="P2"><text:s text:c="3"/>37 <text:s/>pwd</text:p>
      <text:p text:style-name="P2"><text:s text:c="3"/>38 <text:s/>mkdir package</text:p>
      <text:p text:style-name="P2"><text:s text:c="3"/>39 <text:s/>cd package/</text:p>
      <text:p text:style-name="P2"><text:s text:c="3"/>40 <text:s/>pwd</text:p>
      <text:p text:style-name="P2"><text:s text:c="3"/>41 <text:s/>cp ../../Downloads/elinux_pkg.sh </text:p>
      <text:p text:style-name="P2"><text:s text:c="3"/>42 <text:s/>cp ../../Downloads/elinux_pkg.sh . </text:p>
      <text:p text:style-name="P2"><text:s text:c="3"/>43 <text:s/>ls</text:p>
      <text:p text:style-name="P2"><text:s text:c="3"/>44 <text:s/>gedit</text:p>
      <text:p text:style-name="P2"><text:s text:c="3"/>45 <text:s/>gedit elinux_pkg.sh </text:p>
      <text:p text:style-name="P2"><text:s text:c="3"/>46 <text:s/>chmod +x elinux_pkg.sh </text:p>
      <text:p text:style-name="P2"><text:s text:c="3"/>47 <text:s/>ls</text:p>
      <text:p text:style-name="P2"><text:s text:c="3"/>48 <text:s/>. elinux_pkg.sh </text:p>
      <text:p text:style-name="P2"><text:s text:c="3"/>49 <text:s/>cd ~</text:p>
      <text:p text:style-name="P2"><text:s text:c="3"/>50 <text:s/>sudo minicom -s</text:p>
      <text:p text:style-name="P2"><text:s text:c="3"/>51 <text:s/>sudo apt-get install minicom</text:p>
      <text:p text:style-name="P2"><text:s text:c="3"/>52 <text:s/>sudo minicom -s</text:p>
      <text:p text:style-name="P2"><text:s text:c="3"/>53 <text:s/>dmesg | tail</text:p>
      <text:p text:style-name="P2"><text:s text:c="3"/>54 <text:s/>sudo minicom -s</text:p>
      <text:p text:style-name="P1"><text:s text:c="3"/>55 <text:s/>history</text:p>
      <text:p text:style-name="P1"><text:s text:c="3"/>56 <text:s/>clear</text:p>
      <text:p text:style-name="P1"><text:s text:c="3"/>57 <text:s/>history</text:p>
      <text:p text:style-name="P1"><text:s text:c="3"/>58 <text:s/>clear</text:p>
      <text:p text:style-name="P1"><text:s text:c="3"/>59 <text:s/>cd workspace/</text:p>
      <text:p text:style-name="P1"><text:s text:c="3"/>60 <text:s/>mkdir -p li</text:p>
      <text:p text:style-name="P1"><text:s text:c="3"/>61 <text:s/>mkdir -p li_kernel li_bootloader li_rootfs</text:p>
      <text:p text:style-name="P1"><text:s text:c="3"/>62 <text:s/>cd ..</text:p>
      <text:p text:style-name="P1"><text:s text:c="3"/>63 <text:s/>cd workspace/</text:p>
      <text:p text:style-name="P1"><text:s text:c="3"/>64 <text:s/>ls</text:p>
      <text:p text:style-name="P1"><text:s text:c="3"/>65 <text:s/>mkdir -p li_kernel li_bootloader li_rootfs ../</text:p>
      <text:p text:style-name="P1"><text:s text:c="3"/>66 <text:s/>ls</text:p>
      <text:p text:style-name="P1"><text:s text:c="3"/>67 <text:s/>rm -rv <text:s/>li_kernel li_bootloader li_rootfs ../</text:p>
      <text:p text:style-name="P1"><text:s text:c="3"/>68 <text:s/>rm -rv <text:s/>li_kernel li_bootloader li_rootfs </text:p>
      <text:p text:style-name="P1"><text:s text:c="3"/>69 <text:s/>ls</text:p>
      <text:p text:style-name="P1"><text:soft-page-break/><text:s text:c="3"/>70 <text:s/>cd ..</text:p>
      <text:p text:style-name="P1"><text:s text:c="3"/>71 <text:s/>mkdir -p li_kernel li_bootloader li_rootfs </text:p>
      <text:p text:style-name="P1"><text:s text:c="3"/>72 <text:s/>ls</text:p>
      <text:p text:style-name="P1"><text:s text:c="3"/>73 <text:s/>rm -rv <text:s/>li_kernel li_bootloader li_rootfs </text:p>
      <text:p text:style-name="P1"><text:s text:c="3"/>74 <text:s/>ls</text:p>
      <text:p text:style-name="P1"><text:s text:c="3"/>75 <text:s/><text:span text:style-name="T3">cd workspace/</text:span></text:p>
      <text:p text:style-name="P2"><text:s text:c="3"/>76 <text:s/>mkdir -p li_kernel li_bootloader li_rootfs </text:p>
      <text:p text:style-name="P1"><text:s text:c="3"/>77 <text:s/>ls</text:p>
      <text:p text:style-name="P1"><text:s text:c="3"/>78 <text:span text:style-name="T3"><text:s/>cd toolchain/</text:span></text:p>
      <text:p text:style-name="P1"><text:s text:c="3"/>79 <text:s/>cd ..</text:p>
      <text:p text:style-name="P1"><text:s text:c="3"/>80 <text:s/><text:span text:style-name="T3">mkdir uboot supervivi redboot barebox</text:span></text:p>
      <text:p text:style-name="P2"><text:s text:c="3"/>81 <text:s/>cd ..</text:p>
      <text:p text:style-name="P2"><text:s text:c="3"/>82 <text:s/>sudo apt update</text:p>
      <text:p text:style-name="P2"><text:s text:c="3"/>83 <text:s/>sudo apt-get install gcc</text:p>
      <text:p text:style-name="P2"><text:s text:c="3"/>84 <text:s/>sudo apt-get install build-essential</text:p>
      <text:p text:style-name="P2"><text:s text:c="3"/>85 <text:s/>sudo apt-get install manpages-dev</text:p>
      <text:p text:style-name="P2"><text:s text:c="3"/>86 <text:s/>gcc --version</text:p>
      <text:p text:style-name="P2"><text:s text:c="3"/>87 <text:s/>man gcc</text:p>
      <text:p text:style-name="P2"><text:s text:c="3"/>88 <text:s/>vim hello.c</text:p>
      <text:p text:style-name="P2"><text:s text:c="3"/>89 <text:s/>gcc hello.c -o hello</text:p>
      <text:p text:style-name="P2"><text:s text:c="3"/>90 <text:s/>./hello</text:p>
      <text:p text:style-name="P2"><text:s text:c="3"/>91 <text:s/>cd dow</text:p>
      <text:p text:style-name="P2"><text:s text:c="3"/>92 <text:s/>ls</text:p>
      <text:p text:style-name="P2"><text:s text:c="3"/>93 <text:s/>cd Downloads/</text:p>
      <text:p text:style-name="P2"><text:s text:c="3"/>94 <text:s/>ls</text:p>
      <text:p text:style-name="P2"><text:s text:c="3"/>95 <text:s/>tar -xvf gcc-linaro-7.3.1-2018.05-i686-mingw32_arm-linux-gnueabihf.tar.xz .</text:p>
      <text:p text:style-name="P1"><text:s text:c="3"/>96 <text:s/>tar -xvf gcc-linaro-7.3.1-2018.05-i686-mingw32_arm-linux-gnueabihf.tar.xz.</text:p>
      <text:p text:style-name="P1"><text:s text:c="3"/>97 <text:s/>ls</text:p>
      <text:p text:style-name="P1"><text:s text:c="3"/>98 <text:s/>tar -xvf gcc-linaro-7.3.1-2018.05-i686-_arm-linux-gnueabihf.tar.xz.</text:p>
      <text:p text:style-name="P1"><text:s text:c="3"/>99 <text:s/>tar -xvf gcc-linaro-7.3.1-2018.05-i686-mingw32_arm-linux-gnueabihf.tar.xz</text:p>
      <text:p text:style-name="P1"><text:s text:c="2"/>100 <text:s/>cd ..</text:p>
      <text:p text:style-name="P1"><text:soft-page-break/><text:s text:c="2"/>101 <text:s/>ls</text:p>
      <text:p text:style-name="P1"><text:s text:c="2"/>102 <text:s/>cd workspace/</text:p>
      <text:p text:style-name="P1"><text:s text:c="2"/>103 <text:s/>cd toolchain/</text:p>
      <text:p text:style-name="P1"><text:s text:c="2"/>104 <text:s/>cd ~</text:p>
      <text:p text:style-name="P1"><text:s text:c="2"/>105 <text:s/>cd Downloads/</text:p>
      <text:p text:style-name="P1"><text:s text:c="2"/>106 <text:s/>tar -xvf gcc-linaro-7.3.1-2018.05-i686-_arm-linux-gnueabihf.tar.xz</text:p>
      <text:p text:style-name="P1"><text:s text:c="2"/>107 <text:s/>tar -xvf gcc-linaro-7.3.1-2018.05-i686-_arm-linux-gnueabihf.tar.xz.</text:p>
      <text:p text:style-name="P1"><text:s text:c="2"/>108 <text:s/>ls</text:p>
      <text:p text:style-name="P1"><text:s text:c="2"/>109 <text:s/>cd ..</text:p>
      <text:p text:style-name="P1"><text:s text:c="2"/>110 <text:s/>cd workspace/</text:p>
      <text:p text:style-name="P1"><text:s text:c="2"/>111 <text:s/>cd toolchain/</text:p>
      <text:p text:style-name="P1"><text:s text:c="2"/>112 <text:s/>tar -xvf gcc-linaro-7.3.1-2018.05-i686-mingw32_arm-lcinux-gnueabihf.tar.xz</text:p>
      <text:p text:style-name="P1"><text:s text:c="2"/>113 <text:s/>tar -xvf gcc-linaro-7.3.1-2018.05-i686-mingw32_arm-lcinux-gnueabihf.tar.xz.</text:p>
      <text:p text:style-name="P1"><text:s text:c="2"/>114 <text:s/>tar -xvf gcc-linaro-7.3.1-2018.05-i686-mingw32_arm-linux-gnueabihf.tar.xz</text:p>
      <text:p text:style-name="P1"><text:s text:c="2"/>115 <text:s/>ls</text:p>
      <text:p text:style-name="P1"><text:s text:c="2"/>116 <text:s/>cd gcc-linaro-7.3.1-2018.05-i686-mingw32_arm-linux-gnueabihf</text:p>
      <text:p text:style-name="P1"><text:s text:c="2"/>117 <text:s/>ls</text:p>
      <text:p text:style-name="P1"><text:s text:c="2"/>118 <text:s/>cd ..</text:p>
      <text:p text:style-name="P1"><text:s text:c="2"/>119 <text:s/>tar -xvf gcc-linaro-7.3.1-2018.05-i686_arm-linux-gnueabihf.tar.xz.</text:p>
      <text:p text:style-name="P1"><text:s text:c="2"/>120 <text:s/>tar -xvf gcc-linaro-7.3.1-2018.05-i686_arm-linux-gnueabihf.tar.xz</text:p>
      <text:p text:style-name="P1"><text:s text:c="2"/>121 <text:s/>ls</text:p>
      <text:p text:style-name="P1"><text:s text:c="2"/>122 <text:s/>tar -xvf gcc-linaro-7.3.1-2018.05-i686_arm-linux-gnueabihf.tar.xz</text:p>
      <text:p text:style-name="P1"><text:s text:c="2"/>123 <text:s/>tar -xvf gcc-linaro-7.3.1-2018.05-i686_arm-linux-gnueabihf.tar.xz.</text:p>
      <text:p text:style-name="P1"><text:s text:c="2"/>124 <text:s/>ls</text:p>
      <text:p text:style-name="P1"><text:soft-page-break/><text:s text:c="2"/>125 <text:s/>tar -xvf gcc-linaro-7.3.1-2018.05-i686_arm-linux-gnueabihf.tar.xz.</text:p>
      <text:p text:style-name="P1"><text:s text:c="2"/>126 <text:s/><text:span text:style-name="T3">tar -xvf gcc-linaro-7.3.1-2018.05-i686_arm-linux-gnueabihf.tar.xz</text:span></text:p>
      <text:p text:style-name="P2"><text:s text:c="2"/>127 <text:s/>cd gcc-linaro-7.3.1-2018.05-i686_arm-linux-gnueabihf/</text:p>
      <text:p text:style-name="P2"><text:s text:c="2"/>128 <text:s/>ls</text:p>
      <text:p text:style-name="P2"><text:s text:c="2"/>129 <text:s/>cd ..</text:p>
      <text:p text:style-name="P2"><text:s text:c="2"/>130 <text:s/>pwd</text:p>
      <text:p text:style-name="P2"><text:s text:c="2"/>131 <text:s/>cd bin</text:p>
      <text:p text:style-name="P2"><text:s text:c="2"/>132 <text:s/>cd gcc-linaro-7.3.1-2018.05-i686_arm-linux-gnueabihf/</text:p>
      <text:p text:style-name="P2"><text:s text:c="2"/>133 <text:s/>cd bin/</text:p>
      <text:p text:style-name="P2"><text:s text:c="2"/>134 <text:s/>pwd</text:p>
      <text:p text:style-name="P2"><text:s text:c="2"/>135 <text:s/>vi env.sh</text:p>
      <text:p text:style-name="P2"><text:s text:c="2"/>136 <text:s/>. env.sh</text:p>
      <text:p text:style-name="P2"><text:s text:c="2"/>137 <text:s/>ar</text:p>
      <text:p text:style-name="P2"><text:s text:c="2"/>138 <text:s/>cd ../../</text:p>
      <text:p text:style-name="P2"><text:s text:c="2"/>139 <text:s/>cd ..</text:p>
      <text:p text:style-name="P2"><text:s text:c="2"/>140 <text:s/>vi env.sh</text:p>
      <text:p text:style-name="P2"><text:s text:c="2"/>141 <text:s/>export PATH=$PATH:/home/vignesha/workspace/toolchain/gcc-linaro-7.3.1-2018.05-i686_arm-linux-gnueabihf/bin</text:p>
      <text:p text:style-name="P2"><text:s text:c="2"/>142 <text:s/>vi env.sh</text:p>
      <text:p text:style-name="P2"><text:s text:c="2"/>143 <text:s/>arm-linux-gnueabihf-gcc hello.c -o helloARM</text:p>
      <text:p text:style-name="P2"><text:s text:c="2"/>144 <text:s/>arm-linux-gnueabihf-gcc hello.c -o hello</text:p>
      <text:p text:style-name="P2"><text:s text:c="2"/>145 <text:s/>cd workspace/toolchain/</text:p>
      <text:p text:style-name="P2"><text:s text:c="2"/>146 <text:s/>ls</text:p>
      <text:p text:style-name="P2"><text:s text:c="2"/>147 <text:s/>arm</text:p>
      <text:p text:style-name="P2"><text:s text:c="2"/>148 <text:s/>cd gcc</text:p>
      <text:p text:style-name="P1"><text:s text:c="2"/>149 <text:s/><text:span text:style-name="T3">cd gcc-linaro-7.3.1-2018.05-i686_arm-linux-gnueabihf/</text:span></text:p>
      <text:p text:style-name="P2"><text:s text:c="2"/>150 <text:s/>ls</text:p>
      <text:p text:style-name="P2"><text:s text:c="2"/>151 <text:s/>cd bin</text:p>
      <text:p text:style-name="P2"><text:s text:c="2"/>152 <text:s/>arm </text:p>
      <text:p text:style-name="P2"><text:s text:c="2"/>153 <text:s/>cd ../../</text:p>
      <text:p text:style-name="P2"><text:s text:c="2"/>154 <text:s/>ls</text:p>
      <text:p text:style-name="P2"><text:s text:c="2"/>155 <text:s/>. environment-setup-cortexa5hf-neon-poky-linux-musleabi </text:p>
      <text:p text:style-name="P2"><text:s text:c="2"/>156 <text:s/>ls</text:p>
      <text:p text:style-name="P2"><text:soft-page-break/><text:s text:c="2"/>157 <text:s/>cd workspace/</text:p>
      <text:p text:style-name="P2"><text:s text:c="2"/>158 <text:s/>ls</text:p>
      <text:p text:style-name="P2"><text:s text:c="2"/>159 <text:s/>cd toolchain/</text:p>
      <text:p text:style-name="P2"><text:s text:c="2"/>160 <text:s/>ls</text:p>
      <text:p text:style-name="P2"><text:s text:c="2"/>161 <text:s/>export PATH=$PATH:/home/vignesha/workspace/toolchain/gcc-linaro-7.3.1-2018.05-i686_arm-linux-gnueabihf/bin</text:p>
      <text:p text:style-name="P2"><text:s text:c="2"/>162 <text:s/>arm-linux-gnueabihf-gcc hello.c -o helloARM</text:p>
      <text:p text:style-name="P2"><text:s text:c="2"/>163 <text:s/>vim hey</text:p>
      <text:p text:style-name="P2"><text:s text:c="2"/>164 <text:s/>ls</text:p>
      <text:p text:style-name="P2"><text:s text:c="2"/>165 <text:s/>rm -rf hey</text:p>
      <text:p text:style-name="P2"><text:s text:c="2"/>166 <text:s/>vim hey</text:p>
      <text:p text:style-name="P2"><text:s text:c="2"/>167 <text:s/>arm-linux-gnueabihf-gcc hey.c -o heyARM</text:p>
      <text:p text:style-name="P2"><text:s text:c="2"/>168 <text:s/>ls</text:p>
      <text:p text:style-name="P2"><text:s text:c="2"/>169 <text:s/>vim hey.c</text:p>
      <text:p text:style-name="P2"><text:s text:c="2"/>170 <text:s/>ls</text:p>
      <text:p text:style-name="P2"><text:s text:c="2"/>171 <text:s/>rm -rf hey</text:p>
      <text:p text:style-name="P2"><text:s text:c="2"/>172 <text:s/>rm -rf hey.c</text:p>
      <text:p text:style-name="P2"><text:s text:c="2"/>173 <text:s/>ls</text:p>
      <text:p text:style-name="P2"><text:s text:c="2"/>174 <text:s/>cd ~</text:p>
      <text:p text:style-name="P2"><text:s text:c="2"/>175 <text:s/>cd workspace/</text:p>
      <text:p text:style-name="P2"><text:s text:c="2"/>176 <text:s/>ls</text:p>
      <text:p text:style-name="P2"><text:s text:c="2"/>177 <text:s/>arm-linux-gnueabihf-gcc hello.c -o helloARM</text:p>
      <text:p text:style-name="P2"><text:s text:c="2"/>178 <text:s/>arm-linux-gnueabihf-gcc hello.c -o hello</text:p>
      <text:p text:style-name="P2"><text:s text:c="2"/>179 <text:s/>cd toolchain/gcc-linaro-7.3.1-2018.05-i686_arm-linux-gnueabihf/bin/</text:p>
      <text:p text:style-name="P2"><text:s text:c="2"/>180 <text:s/>pwd</text:p>
      <text:p text:style-name="P2"><text:s text:c="2"/>181 <text:s/>vi env.sh</text:p>
      <text:p text:style-name="P2"><text:s text:c="2"/>182 <text:s/>. env.sh</text:p>
      <text:p text:style-name="P2"><text:s text:c="2"/>183 <text:s/>cd ../../../</text:p>
      <text:p text:style-name="P2"><text:s text:c="2"/>184 <text:s/>arm-linux-gnueabihf-gcc hello.c -o hello</text:p>
      <text:p text:style-name="P2"><text:s text:c="2"/>185 <text:s/>ls</text:p>
      <text:p text:style-name="P2"><text:s text:c="2"/>186 <text:s/>arm-linux-gnueabihf-gc</text:p>
      <text:p text:style-name="P2"><text:s text:c="2"/>187 <text:s/>arm-linux-gnueabihf-gcc</text:p>
      <text:p text:style-name="P2"><text:s text:c="2"/>188 <text:s/>arm-linux-gnueabihf-gcc hello.c</text:p>
      <text:p text:style-name="P2"><text:s text:c="2"/>189 <text:s/>arm-linux-gnueabihf-gcc hello.c -o hello</text:p>
      <text:p text:style-name="P1"><text:soft-page-break/><text:s text:c="2"/>190 <text:span text:style-name="T3"><text:s/>cd ..</text:span></text:p>
      <text:p text:style-name="P2"><text:s text:c="2"/>191 <text:s/>sudo apt update</text:p>
      <text:p text:style-name="P2"><text:s text:c="2"/>192 <text:s/>arm-linux-gnueabihf-gcc hello.c -o hello</text:p>
      <text:p text:style-name="P2"><text:s text:c="2"/>193 <text:s/>cd workspace/</text:p>
      <text:p text:style-name="P2"><text:s text:c="2"/>194 <text:s/>arm-linux-gnueabihf-gcc hello.c -o hello</text:p>
      <text:p text:style-name="P2"><text:s text:c="2"/>195 <text:s/>cd li_bootloader/</text:p>
      <text:p text:style-name="P2"><text:s text:c="2"/>196 <text:s/>cd ..</text:p>
      <text:p text:style-name="P2"><text:s text:c="2"/>197 <text:s/>cd toolchain/</text:p>
      <text:p text:style-name="P2"><text:s text:c="2"/>198 <text:s/>ls</text:p>
      <text:p text:style-name="P2"><text:s text:c="2"/>199 <text:s/>. environment-setup-cortexa5hf-neon-poky-linux-musleabi </text:p>
      <text:p text:style-name="P2"><text:s text:c="2"/>200 <text:s/>. environment-setup-cortexa5hf-neon-poky-linux-musleabi</text:p>
      <text:p text:style-name="P2"><text:s text:c="2"/>201 <text:s/>chmod +x poky-tiny-musl-x86_64-core-image-minimal-cortexa5hf-neon-toolchain-2.5.2.sh </text:p>
      <text:p text:style-name="P2"><text:s text:c="2"/>202 <text:s/>ls</text:p>
      <text:p text:style-name="P2"><text:s text:c="2"/>203 <text:s/>./poky-tiny-musl-x86_64-core-image-minimal-cortexa5hf-neon-toolchain-2.5.2.sh </text:p>
      <text:p text:style-name="P2"><text:s text:c="2"/>204 <text:s/>ls</text:p>
      <text:p text:style-name="P2"><text:s text:c="2"/>205 <text:s/>.environment-setup-cortexa5hf-neon-poky-linux-musleabi</text:p>
      <text:p text:style-name="P1"><text:span text:style-name="T3"><text:s/></text:span><text:s/>206 <text:s/>. environment-setup-cortexa5hf-neon-poky-linux-musleabi</text:p>
      <text:p text:style-name="P1"><text:s text:c="2"/>207 <text:s/><text:span text:style-name="T3">arm-poky-linux</text:span></text:p>
      <text:p text:style-name="P2"><text:s text:c="2"/>208 <text:s/>cd ..</text:p>
      <text:p text:style-name="P2"><text:s text:c="2"/>209 <text:s/>ls</text:p>
      <text:p text:style-name="P2"><text:s text:c="2"/>210 <text:s/>${CC} hello.c -o helloARM</text:p>
      <text:p text:style-name="P2"><text:s text:c="2"/>211 <text:s/>cd toolchain/</text:p>
      <text:p text:style-name="P2"><text:s text:c="2"/>212 <text:s/>$ . /opt/poky-tiny/2.5.2/environment-setup-cortexa5hf-neon-poky-linux-musleabi</text:p>
      <text:p text:style-name="P2"><text:s text:c="2"/>213 <text:s/>$ . environment-setup-cortexa5hf-neon-poky-linux-musleabi</text:p>
      <text:p text:style-name="P2"><text:s text:c="2"/>214 <text:s/>. /opt/poky-tiny/2.5.2/environment-setup-cortexa5hf-neon-poky-linux-musleabi</text:p>
      <text:p text:style-name="P2"><text:s text:c="2"/>215 <text:s/>cd ..</text:p>
      <text:p text:style-name="P2"><text:s text:c="2"/>216 <text:s/>${CC} hello.c -o helloARM</text:p>
      <text:p text:style-name="P2"><text:s text:c="2"/>217 <text:s/>file helloARM</text:p>
      <text:p text:style-name="P2"><text:s text:c="2"/>218* arm</text:p>
      <text:p text:style-name="P2"><text:s text:c="2"/>219 <text:s/>. /environment-setup-cortexa5hf-neon-poky-linux-musleabi</text:p>
      <text:p text:style-name="P2"><text:soft-page-break/><text:s text:c="2"/>220 <text:s/>. environment-setup-cortexa5hf-neon-poky-linux-musleabi</text:p>
      <text:p text:style-name="P2"><text:s text:c="2"/>221 <text:s/>$ . /opt/poky-tiny/2.5.2/environment-setup-cortexa5hf-neon-poky-linux-musleabi</text:p>
      <text:p text:style-name="P2"><text:s text:c="2"/>222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5T10:00:51.344231611</meta:creation-date>
    <dc:date>2023-02-15T14:44:39.791523288</dc:date>
    <meta:editing-duration>PT4H43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8" meta:paragraph-count="222" meta:word-count="720" meta:character-count="6380" meta:non-whitespace-character-count="5099"/>
  </office:meta>
</office:document-meta>
</file>